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position="super 66.6%"/>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office:automatic-styles>
  <office:body>
    <office:text text:use-soft-page-breaks="true">
      <text:p text:style-name="P1">OpenDSS Optimizations, by Ian George: November 28<text:span text:style-name="T2">th</text:span>, 2018</text:p>
      <text:p text:style-name="Standard"/>
      <text:p text:style-name="Standard"/>
      <text:p text:style-name="Standard">1) DiTTo.</text:p>
      <text:p text:style-name="Standard"/>
      <text:p text:style-name="Standard">The Python DiTTo library is a distribution transformation library that is useful for converting DSS files into different formats, such as Gridlab-D or CYME, or other<text:s/>formats into DSS files. Basic conversions can be undertaken using the command line, like so:</text:p>
      <text:p text:style-name="Standard"/>
      <text:p text:style-name="P3">ditto-cli convert –input ../path/to/dss_file –from opendss –to cyme –output ../path/to/output</text:p>
      <text:p text:style-name="P4"/>
      <text:p text:style-name="Standard">Or, if you want to convert a gridlab file into an openDSS file:</text:p>
      <text:p text:style-name="Standard"/>
      <text:p text:style-name="P5">ditto-cli convert –input ../path/to/gridlab_file –from glm --to dss –output ../path/to/output</text:p>
      <text:p text:style-name="P6"/>
      <text:p text:style-name="Standard">Location of DiTTo:<text:s/><text:bookmark-start text:name="_Hlt531703029"/><text:bookmark-start text:name="_Hlt531703030"/><text:a xlink:href="https://github.com/NREL/ditto/" office:target-frame-name="_top" xlink:show="replace"><text:span text:style-name="Hyperlink">https://github.com/NREL/ditto/</text:span></text:a><text:bookmark-end text:name="_Hlt531703029"/><text:bookmark-end text:name="_Hlt531703030"/></text:p>
      <text:p text:style-name="P7"/>
      <text:p text:style-name="Standard">For the more advanced functionality in DiTTo,<text:s/>such as running powerflows using OpenDSSDirect.py or something similar, or providing automated functionality for multiple distributions, conversion scripts can be written in python. The module has a reader and writer library which contains different I/O modules for the various supported formats. An example script has been committed to the omf repo, but just as an overview, the procedure goes like this:</text:p>
      <text:p text:style-name="Standard"/>
      <text:p text:style-name="Standard">1) An empty store must be instantiated, where the objects and attributes are stored.</text:p>
      <text:p text:style-name="Standard"/>
      <text:p text:style-name="Standard">2) Then reader and writer objects must be instantiated with the related path files as arguments.</text:p>
      <text:p text:style-name="Standard"/>
      <text:p text:style-name="Standard">3) The parse method of the reader is<text:s/>called with the store object as an argument.</text:p>
      <text:p text:style-name="Standard"/>
      <text:p text:style-name="Standard">4) Finally, a write method is called with the same store as an argument.</text:p>
      <text:p text:style-name="Standard"/>
      <text:p text:style-name="Standard">So far, the formats supported are OpenDSS, CYME, and GridlabD, with the CYME reader still being validated. Also being validate is the DEW reader. Expected functionality to be added include DEW writer, Synergy writer, and CIM reader/writer.</text:p>
      <text:p text:style-name="Standard"/>
      <text:p text:style-name="Standard">Installation can be easily completely through pip, or through downloading the git repo. All requirements for running tests are included. Specific packages can be installed if necessary.<text:s/>This<text:s/></text:p>
      <text:p text:style-name="Standard"/>
      <text:p text:style-name="Standard">2) Parallel Processing With OpenDSS.</text:p>
      <text:p text:style-name="Standard"/>
      <text:p text:style-name="Standard">OpenDSS-PM (Parallel Machine) has recently been introduced. Sequential simulations are very computationally intensive, so this allows us to distribute tasks that work on multiple cores concurrently. Thus, OpenDSS-PM can be used to to implement parallelized quasi-static time series simulations for<text:s/>evaluating the behaviour of power conversion systems over time. PV systems, in particularly, could benefit from this given the need to understand their hosting capacity and interconnections with other power systems.</text:p>
      <text:p text:style-name="Standard"/>
      <text:p text:style-name="Standard">Before this, OpenDSS was parallelized<text:s/>using the DLL API, which demanded not only extra effort from the user, but specific interfaces. As modern computers generally have multiple cores, it makes no sense that all users can’t parallelize OpenDSS simulations.</text:p>
      <text:p text:style-name="Standard"/>
      <text:soft-page-break/>
      <text:p text:style-name="Standard">Featured prominently in OpenDSS-PM are two methods: temporal parallelization and diakoptics. The first one distributes different time sections of the total simulations to multiple cores, while the circuit itself remains constant. Error risks here include not taking into account the relatively long length of the startup time, and the dependency on previous time-steps creating a cascading series of errors if there’s no information about the state before hand. Those can be reduced by the right control actions during the startup step.</text:p>
      <text:p text:style-name="Standard"/>
      <text:p text:style-name="Standard">The second<text:s/>is the other way around: it’ll decompose the circuit into smaller and simpler sub-circuits, and they are assigned to the various cores. It combines two techniques from different fields: the actor (instance) of the model, for dealing with inconsistency in<text:s/>non-sequential systems, and diakoptics, from network theory, which breaks down networks into their subcomponents. The total time reduction is more apparent using this method, because with each simulation step, we get a faster solution with a less complex circuit. The main drawback is the overhead. Also, if too many actors are introduced and they aren’t synchronized correctly, errors will occur.</text:p>
      <text:p text:style-name="Standard"/>
      <text:p text:style-name="Standard">Interfacing Python has been experimental since February. As of the last changelog, it is still experimental, but<text:s/>it is a lot more stable.</text:p>
      <text:p text:style-name="Standard"/>
      <text:p text:style-name="Standard">The computational complexity can be further reduced by increasing computational power, of course. But unless we’ve got a cluster to resort to, this is a good solution. The code can be access through SVN on SourceForge.</text:p>
      <text:p text:style-name="Standard"/>
      <text:p text:style-name="Standard">3) OpenDSS-G’s graphical interface.</text:p>
      <text:p text:style-name="Standard"/>
      <text:p text:style-name="Standard"><text:tab/>For the visualization side of things, there’s OpenDSS-G, the upgraded version of OpenDSS that includes its own, much-improved graphical environment It also allows the user to access other advanced features easier, such as export utilities that ordinarily require the PASCAL version of the system. Harmonics, dynamic, and time solutions are all included, and the system is apparently compatible with both Linux and MAC OS.</text:p>
      <text:p text:style-name="Standard"/>
      <text:p text:style-name="Standard">4) C interface with OpenDSS.</text:p>
      <text:p text:style-name="Standard"/>
      <text:p text:style-name="Standard">To complement the Python bindings that we’ve used, there’s a new C API that is derived from the COM implementation files. It is confirmed to work on MacOS as well as Linux, unlike certain libraries we’ve encountered in the past, and C++ wrappers enable usage of the STL, smart pointers,<text:s/>and the like. There’s also support of OpenDSS-PM.</text:p>
      <text:p text:style-name="Standard"/>
      <text:p text:style-name="Standard">The same author-at the University of Campinas in Brazil-also has an alternative to the Python binding that we’ve been using. Again: full compatibility with Linux and MAC 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inney, David W.</dc:creator>
    <meta:creation-date>2018-11-28T13:53:00Z</meta:creation-date>
    <dc:date>2018-12-04T21:14:00Z</dc:date>
    <meta:template xlink:href="Normal.dotm" xlink:type="simple"/>
    <meta:editing-cycles>43</meta:editing-cycles>
    <meta:editing-duration>PT5700S</meta:editing-duration>
    <meta:document-statistic meta:page-count="2" meta:paragraph-count="10" meta:word-count="789" meta:character-count="5278" meta:row-count="37" meta:non-whitespace-character-count="4499"/>
  </office:meta>
</office:document-meta>
</file>